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890f" officeooo:paragraph-rsid="0007890f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officeooo:rsid="0008f0ed" officeooo:paragraph-rsid="0008f0e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officeooo:rsid="000b0bb5" officeooo:paragraph-rsid="000b0bb5"/>
    </style:style>
    <style:style style:name="T1" style:family="text">
      <style:text-properties officeooo:rsid="0008f0e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43093791" text:style-name="L1">
        <text:list-item>
          <text:p text:style-name="P1">исправить баг со временем при прохождении "Обучение" . В коде условие звучит так: - "при достижении 60 мин появляется предупреждение и обучение закрывается".</text:p>
        </text:list-item>
        <text:list-item>
          <text:p text:style-name="P2">поосле этого предупреждения выше, перекинула нас в главное меню и при повторном заходе в этап обучение начинается с того вопроса с которого нас выкинуло.</text:p>
        </text:list-item>
        <text:list-item>
          <text:p text:style-name="P3">не показывает результат, если пройти этап пложительно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17:14:32.300000000</dc:date>
    <meta:editing-duration>PT25M23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" meta:word-count="57" meta:character-count="366" meta:non-whitespace-character-count="315"/>
  </office:meta>
</office:document-meta>
</file>